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3.418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33fc4" officeooo:paragraph-rsid="00233fc4"/>
    </style:style>
    <style:style style:name="P6" style:family="paragraph" style:parent-style-name="Table_20_Contents">
      <style:text-properties officeooo:rsid="00251d27" officeooo:paragraph-rsid="00274fc6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text-properties fo:font-weight="normal" officeooo:rsid="0024889e" officeooo:paragraph-rsid="0024889e" style:font-weight-asian="normal" style:font-weight-complex="normal"/>
    </style:style>
    <style:style style:name="P9" style:family="paragraph" style:parent-style-name="Azione_20_attore" style:list-style-name="Numerazione_20_UC">
      <style:text-properties officeooo:rsid="0008c033" officeooo:paragraph-rsid="001336ca"/>
    </style:style>
    <style:style style:name="P10" style:family="paragraph" style:parent-style-name="Standard" style:list-style-name="Numerazione_20_UC">
      <style:text-properties officeooo:paragraph-rsid="0024889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paragraph-rsid="0028a4b4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1fac5c"/>
    </style:style>
    <style:style style:name="T8" style:family="text">
      <style:text-properties officeooo:rsid="00233fc4"/>
    </style:style>
    <style:style style:name="T9" style:family="text">
      <style:text-properties officeooo:rsid="0024889e"/>
    </style:style>
    <style:style style:name="T10" style:family="text">
      <style:text-properties fo:font-weight="bold" officeooo:rsid="0024889e" style:font-weight-asian="bold" style:font-weight-complex="bold"/>
    </style:style>
    <style:style style:name="T11" style:family="text">
      <style:text-properties officeooo:rsid="0008c033"/>
    </style:style>
    <style:style style:name="T12" style:family="text">
      <style:text-properties fo:font-weight="normal" officeooo:rsid="0024889e" style:font-weight-asian="normal" style:font-weight-complex="normal"/>
    </style:style>
    <style:style style:name="T13" style:family="text">
      <style:text-properties officeooo:rsid="002591e8"/>
    </style:style>
    <style:style style:name="T14" style:family="text">
      <style:text-properties officeooo:rsid="00274fc6"/>
    </style:style>
    <style:style style:name="T15" style:family="text">
      <style:text-properties officeooo:rsid="0028a4b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<text:span text:style-name="T9">dettagli </text:span>ev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3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359095" text:style-name="Numerazione_20_UC">
              <text:list-item text:start-value="1">
                <text:p text:style-name="P9"><text:span text:style-name="T8">L'utente </text:span><text:s/>accede alla sezione <text:span text:style-name="T5">Eventi</text:span><text:span text:style-name="T4"> </text:span></text:p>
                <text:p text:style-name="P10"><text:s text:c="22"/><text:span text:style-name="T9">2.</text:span><text:span text:style-name="T11">Il sistema </text:span><text:span text:style-name="T3">visualizza</text:span><text:span text:style-name="T11"> </text:span><text:span text:style-name="T6">la lista degli eventi </text:span><text:span text:style-name="T13">a lui pertinenti</text:span><text:span text:style-name="T9">(</text:span><text:span text:style-name="T10">include <text:s/>Visualizza Eventi </text:span><text:span text:style-name="T12">)</text:span></text:p>
              </text:list-item>
            </text:list>
            <text:p text:style-name="P8">3.L'utente seleziona evento</text:p>
            <text:p text:style-name="P8"><text:s text:c="36"/>4.Il sistema mostra i dettagli dell'evento all'utente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6"><text:s/></text:span><text:span text:style-name="T8">L'utente</text:span> <text:span text:style-name="T6">ha visualizzato </text:span>correttamente<text:span text:style-name="T4"> </text:span><text:span text:style-name="T9">i dettagli dell'evento selezionat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342454" text:style-name="L1">
              <text:list-header>
                <text:p text:style-name="P13">Nel caso di un errore <text:span text:style-name="T7">del sistema</text:span>, <text:span text:style-name="T7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dere piu' di <text:span text:style-name="T14">7</text:span> secondi</text:p>
          </table:table-cell>
        </table:table-row>
      </table:table>
      <text:p text:style-name="P11"/>
      <text:p text:style-name="P12"><text:span text:style-name="T15">UC_H_18_visualizza_dettagli_evento: Visualizzazione dettagli ev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7</meta:editing-cycles>
    <meta:generator>LibreOffice/3.6$Windows_x86 LibreOffice_project/da8c1e6-fd468f4-454e206-f42a4a9-143cfd</meta:generator>
    <dc:date>2012-10-22T23:29:01.64</dc:date>
    <meta:document-statistic meta:table-count="1" meta:image-count="0" meta:object-count="0" meta:page-count="1" meta:paragraph-count="20" meta:word-count="105" meta:character-count="837" meta:non-whitespace-character-count="691"/>
  </office:meta>
</office:document-meta>
</file>